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01f541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letter-kerning="true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5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style:letter-kerning="true" style:font-size-asian="12pt" style:font-weight-asian="bold" style:font-weight-complex="bold"/>
    </style:style>
    <style:style style:name="P6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7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042042" style:letter-kerning="true" style:font-style-asian="normal" style:font-style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039978" officeooo:paragraph-rsid="00039978" style:letter-kerning="true" style:font-style-asian="normal" style:font-style-complex="normal"/>
    </style:style>
    <style:style style:name="P14" style:family="paragraph" style:parent-style-name="Standard" style:list-style-name="L1">
      <style:paragraph-properties fo:margin-left="1.27cm" fo:margin-right="0cm" fo:margin-top="0cm" fo:margin-bottom="1.139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5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09f30d" officeooo:paragraph-rsid="0009f30d" style:letter-kerning="true" style:font-style-asian="normal" style:font-weight-asian="normal" style:font-style-complex="normal" style:font-weight-complex="normal"/>
    </style:style>
    <style:style style:name="P16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30d" style:font-size-asian="8pt" style:font-weight-asian="bold" style:font-size-complex="8pt" style:font-weight-complex="bold"/>
    </style:style>
    <style:style style:name="P17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30d" style:font-size-asian="8pt" style:font-weight-asian="bold" style:font-size-complex="8pt" style:font-weight-complex="bold"/>
    </style:style>
    <style:style style:name="P18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text-align="center"/>
    </style:style>
    <style:style style:name="T1" style:family="text">
      <style:text-properties fo:font-size="7pt" fo:font-weight="normal" style:font-size-asian="7pt" style:font-weight-asian="normal" style:font-size-complex="7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9978"/>
    </style:style>
    <style:style style:name="T4" style:family="text">
      <style:text-properties officeooo:rsid="00042042"/>
    </style:style>
    <style:style style:name="T5" style:family="text">
      <style:text-properties style:font-name="Times New Roman1" officeooo:rsid="00042042"/>
    </style:style>
    <style:style style:name="T6" style:family="text">
      <style:text-properties officeooo:rsid="0005f481"/>
    </style:style>
    <style:style style:name="T7" style:family="text">
      <style:text-properties style:font-name="Trebuchet MS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Arial" fo:font-weight="normal" officeooo:rsid="00369246" style:font-weight-asian="normal" style:font-weight-complex="normal"/>
    </style:style>
    <style:style style:name="T9" style:family="text">
      <style:text-properties officeooo:rsid="0009f30d"/>
    </style:style>
    <style:style style:name="T10" style:family="text">
      <style:text-properties fo:color="#000000" style:text-outline="false" style:text-line-through-style="none" style:text-line-through-type="none" style:text-position="0% 100%" style:font-name="Trebuchet MS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9" svg:x1="0cm" svg:y1="14.85cm" svg:x2="0.701cm" svg:y2="14.85cm">
        <text:p/>
      </draw:line>
      <text:p text:style-name="P6">Belo Horizonte, <text:date style:data-style-name="N76" text:date-value="2016-07-19T10:11:18.014999907">19 de julho de 2016</text:date>.</text:p>
      <text:p text:style-name="P9">A Sua Senhoria o(a) Senhor(a)</text:p>
      <text:p text:style-name="P15">Gilmar Antonio Moutinho Coelho</text:p>
      <text:p text:style-name="P9">NIT: 1.<text:span text:style-name="T9">031.884.845-4</text:span></text:p>
      <text:p text:style-name="P7"><text:user-field-get text:name="Assunto">Assunto: </text:user-field-get><text:span text:style-name="T2"><text:text-input text:description="Assunto">Resultado da Revisão de Benefício</text:text-input></text:span></text:p>
      <text:p text:style-name="P8">Ben: B<text:span text:style-name="T4">31/611.381.534-3</text:span></text:p>
      <text:list xml:id="list7111974854188090106" text:style-name="L1">
        <text:list-header>
          <text:p text:style-name="P14">Prezado(a) Senhor(a),</text:p>
        </text:list-header>
      </text:list>
      <text:p text:style-name="P11">Em atenção a sua solicitação de revisão de benefício apresentado no dia <text:span text:style-name="T9">05/11/2015</text:span>, informamos que não foi reconhecido o direito à revisão.<text:span text:style-name="T3"> A data de início do benefício será mantida na data de entrada do requerimento em 31/07/2015, pois esta é superior em 30 (trinta) dias do seu último de trabalho que ocorreu em 16/06/2015.</text:span></text:p>
      <text:p text:style-name="P13">De acordo com o art. <text:span text:style-name="T4">60, </text:span><text:span text:style-name="T5">§ 1º, </text:span>da Lei 8.213 de 24 de Julho de 1991 e alterações posteriores, <text:span text:style-name="T4">a data do início do auxílio-doença será na data da entrada do requerimento, quando esta for superior a 30 (trinta) dias do afastamento da atividade</text:span>.</text:p>
      <text:p text:style-name="P11">Desta decisão poderá ser interposto <text:tab/>recurso à Junta de Recursos da Previdência Social, dentro do prazo de 30 (trinta) dias, contados da data do recebimento da presente comunicação.</text:p>
      <text:p text:style-name="P12">O recurso deverá ser protocolado na <text:span text:style-name="T4">APS Belo Horizonte Padre Eustáquio - Rua Padre Eustáquio, 1831, 2º andar </text:span><text:s/>– Belo Horizonte/MG, no horário de 07:00 as 17:00, pessoalmente ou via representante legal, no <text:span text:style-name="T2">setor de revisão e recurso, mediante agendamento prévio</text:span>.</text:p>
      <text:p text:style-name="P10">Atenciosamente,</text:p>
      <text:p text:style-name="P5"><text:author-name text:fixed="false">Douglas Rodrigues de Almeida</text:author-name><office:annotation><dc:creator>Douglas Rodrigues de Almeida</dc:creator><dc:date>2010-06-29T10:07:15</dc:date><text:p text:style-name="P18"><text:span text:style-name="T10">DICA: Digite seu nome completo nesta linha.</text:span></text:p><text:p text:style-name="P18"><text:span text:style-name="T10">Se você é o único funcionário que usa este computador, clique em Ferramentas e depois em Opções e complete com seu nome na caixa Nome e Sobrenome para seu nome aparecer aqui automaticamente.</text:span></text:p><text:p text:style-name="P18"><text:span text:style-name="T10">Além disso, insira sua matrícula no campo Cargo.</text:span></text:p></office:annotation></text:p>
      <text:p text:style-name="P3">Técnico do Seguro Social</text:p>
      <text:p text:style-name="P4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30d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30d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01f541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fo:font-size="7pt" fo:font-weight="normal" style:font-size-asian="7pt" style:font-weight-asian="normal" style:font-size-complex="7pt" style:font-weight-complex="normal"/>
    </style:style>
    <style:style style:name="MT2" style:family="text">
      <style:text-properties style:font-name="Arial" fo:font-weight="normal" officeooo:rsid="00369246" style:font-weight-asian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<text:span text:style-name="MT1">2012</text:span></text:p>
        <text:p text:style-name="MP2"/>
        <text:p text:style-name="MP1"/>
        <text:p text:style-name="MP2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text:span text:style-name="MT2">INSTITUTO NACIONAL DO SEGURO SOCIAL</text:span><office:annotation><dc:creator>Douglas Rodrigues de Almeida</dc:creator><dc:date>2010-06-28T18:33:59</dc:date><text:p>Modelo de Documentos 2013</text:p><text:p/><text:p>Consulte mais modelos em: <text:a xlink:href="http://10.32.96.22/" xlink:type="simple">http://www-bhsul/</text:a></text:p><text:p/><text:p>Não se preocupe! Estas anotações laterais não serão impressas com este documento.</text:p></office:annotation></text:p>
      </style:header>
      <style:footer>
        <text:p text:style-name="MP3">Proteção para o trabalhador e sua família</text:p>
        <text:p text:style-name="MP4"><text:drop-down text:name=""><text:label text:value="APS Belo Horizonte Barreiro - Av. Tito Fulgêncio, 104, Barreiro - CEP: 32215-000"/><text:label text:value="APS Belo Horizonte Floresta - Rua Guaicurus, 312, 2º andar Centro - CEP: 30111-06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– Av. Afonso Pena, 342, Centro – CEP: 30130-001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<text:label text:value="APS Belo Horizonte Sul - R. Guaicurus, 312, 2º andar, Centro - CEP: 30.111-060"/>APS Belo Horizonte Padre Eustáquio - Rua Padre Eustáquio, 1831, 2º andar, Padre Eustáquio - CEP:30720-10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06-08-17T15:36:21</meta:creation-date>
    <dc:date>2016-07-19T10:11:16.877000000</dc:date>
    <meta:print-date>2014-11-13T11:14:18.198000000</meta:print-date>
    <dc:language>pt-BR</dc:language>
    <meta:editing-cycles>187</meta:editing-cycles>
    <meta:editing-duration>PT12H12M31S</meta:editing-duration>
    <dc:title>Resultado da revisão de salário de benefício</dc:title>
    <dc:creator>Douglas Rodrigues de Almeida</dc:creator>
    <dc:description>Integrante do Modelos de Documentos 2013.</dc:description>
    <meta:printed-by>Douglas Rodrigues de Almeida</meta:printed-by>
    <meta:document-statistic meta:table-count="0" meta:image-count="2" meta:object-count="0" meta:page-count="1" meta:paragraph-count="19" meta:word-count="238" meta:character-count="1481" meta:non-whitespace-character-count="1261"/>
    <meta:user-defined meta:name="Versão">1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